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P1" style:family="paragraph" style:parent-style-name="Normal">
      <style:paragraph-properties fo:text-align="justify"/>
    </style:style>
  </office:automatic-styles>
  <office:body>
    <office:text>
      <text:p text:style-name="P1">Streszczenie</text:p>
      <text:p text:style-name="P1">Celem niniejszej pracy dyplomowej jest zaprojektowanie oraz wdrożenie aplikacji internetowej do zarządzania procesem recenzowania prac dyplomowych oraz podyplomowych. Projekt składa się ze strony WWW zaprojektowanej zarówno dla studentów jak i pracowników oraz relacyjnej bazy danych przechowującej odpowiednie dane.</text:p>
      <text:p text:style-name="P1">Strona internetowa zawiera panel zaprojektowany dla administratora, w którym może on dodawać konta użytkowników oraz modyfikować ich ustawienia np. resetować hasło. Sam proces recenzji zaczyna się od wysłania poprzez serwis WWW zgłoszenia w którym użytkownik wpisać musi tytuł, streszczenie oraz swój mail w celach identyfikacyjnych, zawrzeć także musi mail swojego opiekuna i ew. recenzenta jeśli takowy jest potrzebny dla typu pracy dyplomowej. Zgłoszenie zostaje odebrane przez recenzenta, a ten przechodzi do oceny samej pracy, by po jej ocenieniu udostępnić studentowi swoją opinię.</text:p>
      <text:p text:style-name="P1">W celu stworzenie systemu użyty został popularny framework do aplikacji internetowych ASP.NET Core wykorzystujący platformę .NET Core w języku C#. Do obsługi CSS i HTML użyto frameworku Bootstrap oraz biblioteki jQuery. Do baz wykorzystano MSSQL a do obsługi jej z poziomu aplikacji - Entity Framework. Strona w większej części napisana została w programie Visual Studio 2017 z małą pomocą Notepad++.</text:p>
      <text:p text:style-name="P1">Praca podzielona została na 4 rozdziały, które poruszają następujące tematy: Rozdział pierwszy odpowiada za wstęp, w którym przedstawione są aplikacje internetowe i ich rola w internecie oraz pobieżny opis systemu, technologii i narzędzi. Rozdział 2 opisuje szczegółowo narzędzie i technologie. Rozdział 3 przedstawia opis aplikacji oraz oprowadza czytelnika po jej funkcjach. Rozdział 4 i ostatni mówi o rozwiązaniach jakie zostały użyte w aplikacji.</text:p>
      <text:p text:style-name="P1">Abstract<text:line-break/>The purpose of this thesis was to design and implement web application for managing the process of reviewing thesis and post-graduate work. Project consists of a website, that was designed for both students and employees, and relational database to store relevant data.</text:p>
      <text:p text:style-name="P1">The website has a panel designed for the administrator, in which he can add employees and modify their setting e.g reset the password. The review process begins with sending an application via the website in which the user must enter the tittle, summary and his or her e-mail for identification purposes, and aldo include e-mail address of his/her mentor and/or reviewer if it is needed for the type of thesis. Submissions are received by reviewer and he proceeds to the evaluation of the work itself, to provide the student with their opinion after its completion.</text:p>
      <text:p text:style-name="P1">In order to create the system, the popular ASP.Net Core web application framework using .NET Core platform in C# was used. The Bootstrap framework and jQuery library were used to support CSS and HTML. MSSQL was used for databases and Entity Framework for operating it from the application level. The site was mostly written in Visual Studio 2017 with the small help from Notepad++.</text:p>
      <text:p text:style-name="P1">The thesis was divided into 4 chapters, in which the following topics were covered:</text:p>
      <text:p text:style-name="P1">Chapter 1 is reponsible for the introduction, which present internet applications and their role on the internet, as well as a brief description of the system, technology and tools. Chapter 2 describes the tool and technologies in detail. Chapter 3 presents the application description and guides the reader through its functions. Chapter 4 - the las one talks about the implementation that were used in application.</text:p>
      <text:p text:style-name="P1"/>
      <text:p text:style-name="P1">1. Wstęp</text:p>
      <text:p text:style-name="P1">1.1 Cel</text:p>
      <text:p text:style-name="P1">Prace dyplomowe to ważna część życia nie tylko akademickiego ale także zawodowego. Co roku uczniowie, studenci czy doktoranci stoją przed zadaniem napisania dzieła. To czy student traktuje to poważnie czy nie jest już kwestią indywidualną, ale nawet najbardziej leniwi muszą się postarać. Każda praca przed przedstawieniem jej komisji musi zostać oceniona. Ukończeniu towarzyszy recenzja, napisana przez zazwyczaj dwie osoby: opiekuna/promotora oraz recenzenta - osoby trzeciej. Zabieg ten ma na celu pomóż nie tylko jednostce naukowej, by ta nie oceniała prac nie spełniających wymagań, ale także autorowi, by nie podchodził do obrony z niegotowym tworem. Proces recenzji nie jest obecnie w żaden sposób zdigitalizowany. Po odpowiedniej analizie, można dojść do paru wniosków. Wykonując swoją pracę w czasach gdzie połowa rzeczy jest na papierze a połowa skomputeryzowana, recenzenci zaczynając mieć problem nie tylko ze śledzeniem obecnych poczynać, ale i z przeszukiwaniem archiwalnych recenzji. Ujednolicenie obecnego systemu poprzez zwiększenie nacisku na digitalizacje, znacząco usprawniło by proces. Pierwszym konceptem jaki może przyjść w takiej sytuacji do głowy jest stworzenie Strony WWW. Strony internetowe w dzisiejszych czasach cechują się wygodą oraz ich uniwersalnością. Tworzone są one w taki sposób, aby niezależnie od wybranego przez nas środowiska, czy to w postaci innego systemu niż Windows, czy smartfona, możliwe było bezproblemowe używanie jej. Swoistym zadaniem dla programisty jest stworzenie strony internetowej z własną logiką i danymi, zwaną też aplikacją internetową. Stworzenie takiej aplikacji nie tylko polepszyło by obecny schemat, ale umożliwiło by skorzystanie z dobrodziejstw internetu. Na etapach koncepcyjnych kreowała się wizja portalu informujaćego mailowo o zakończeniu recenzji. Pozwalającego na stworzenie archiwum prac w których po indeksach studentów można było by znaleźć recenzje nawet sprzed paru lat. W obliczu tych oraz wielu innych zalet, padła decyzja o stworzeniu takiego właśnie systemu. Za cel postawiono więc tytułowe stworzenie internetowe systemu do zarządzania procesem recenzowania prac.</text:p>
      <text:p text:style-name="P1"/>
      <text:p text:style-name="P1">1.2 Zarys ogólny aplikacji</text:p>
      <text:p text:style-name="P1">Aplikacja internetowa która konceptualnie nosi nazwę „ThesisReview” ma proste założenie. Zarejestrowani przez administratora pracownicy, będą mogli dostawać zgłoszenia od studentów. Wysyłany formularz posiada informacje takie jak tytuł pracy, wstęp/streszczenie oraz podstawowe dane do identyfikacji studenta przez adres mail stworzony na potrzeby studiów, jego imię i nazwisko oraz jednostka naukowa w której studiuje. Wraz z tym zawrzeć trzeba również zamieścić mail opiekuna i ewentualnego recenzenta. Na podany przez wysyłającego pocztę, zostanie przysłany link przejrzenia recenzji. Adres ten będzie mu potrzebny do dostania się do widoku recenzji. Sam student nie ma możliwości zarejestrowania się, aby nie tworzyć niepotrzebnych kont tylko do jednego tymczasowego celu. Same konta, należeć będą tylko do pracowników i ich podstawowym celem będzie możliwość oceny formularza poprzez napisanie odpowiedzi na pytania dotyczących pracy, zgodnych z jej typem. Recenzent po ocenieniu pracy uniemożliwia sobie jej dalszą edycję. Po zakończeniu edycji przez niego oraz ewentualnego drugiego recenzenta, student na podany mail dostaje powiadomienie o zakończeniu oceniania. Korzystając z linku może on sprawdzić wystawioną przez ocenę. To kończy działanie aplikacji w relacji recenzent - student, spełniając tym samym podstawowe założenia, ale to oczywiście nie jedyne możliwości aplikacji.</text:p>
      <text:p text:style-name="P1"/>
      <text:p text:style-name="P1">1.3 Istniejące rozwiązania</text:p>
      <text:p text:style-name="P1">Po odpowiedniej analizie poszczególnych uczelni w Polsce, można zauważyć dwa głowne sposoby na recenzje prac dyplomowych. Pierwszym jest częściowy brak zdigitalizowania tego procesu. Student dostarcza swoją pracę poprzez udanie się do opiekuna zazwyczaj z pracą wgraną na nośnik w postaci przenośnego dysku lub płytki CD, chociaż przypadki wydrukowania prac też się zdarzają choaiz raczej marginalnie. Student nie dostaje żadnej informacji zwrotnej odnośnie statusu recenzji i musi się on po nią udać. Drugim sposobem jest załatwianie tych spraw poprzez pocztę elektroniczną. Problem leży bardziej w kwestii recenzji. Te zostają zapisane na dyskach twardych opiekunów, co oczywiście naraża je na usunięcie przy awarii, lub wydrukowanie zostawiane są na półkach, co zapełnia miejsce, którego nikt nie ma nieograniczonego. Nie znajdziemy jednak rozwiązania w postaci strony internetowej czy aplikacji mobilnej. To samo w sobie stanowiło pewne wyzwanie, gdyż brak dostępnych rozwiązań utrudnia zweryfikowanie przydatnych oraz nieprzydatnych dla takiego systemu funkcji, </text:p>
      <text:p text:style-name="P1">1.4 Ogólny opis narzędzi</text:p>
      <text:p text:style-name="P1">Proces tworzenia aplikacji to rzecz często bardzo indywidualna. Programista może przebierać nie tylko w ogromnej liczbie narzędzi do pisania, ale przede wszystkim w różnych językach i bibliotekach. Wybór odpowiednich narzędzi więc jest bardzo ważny. Do stworzenia aplikacji użyto ASP.NET Core. Napisany jest on w języku C# na platformie .NET Core. Aplikacja potrzebowała też bazy danych, wybór odpowiedniego systemy do zarządzania ww. padł na MSSQL znany też jako Microsoft SQL Server. Do obsługi HTML, CSS oraz JavaScript wykorzystano popularnegy zestaw narzędzi Bootstrap i towarzyszącej mu biblioteki jQuery. Jako zintegrowane środowisko programistyczne zwane też jako IDE użyto Visual Studio 2017 w wersji community. Służył on również jako edytor tekstowy, wraz z małą pomocą notepad++. Tak przedstawia się pobieżna lista narzędzi. Brakuje tutaj opisy bibliotek z których owe narzędzia korzystały ale te zostaną opisane bardziej szczegółowo w dalszej części.</text:p>
      <text:p text:style-name="P1">1.5 Plan Pracy Dyplomowej</text:p>
      <text:p text:style-name="P1">W celu łatwiejszej nawigacji po mojej pracy zdecydowałem się na prosty podział. Jako że warto opisać każde narzędzie, proces i implementacje, niezbędnym wydaje się być więc przeznaczenie im odpowiedniego dla nich miejsca. Pracę więc podzieliłem na X większe rozdziały:</text:p>
      <text:p text:style-name="P1">Rozdział 1: Wstęp</text:p>
      <text:p text:style-name="P1">Rozdział 2: Technologie i narzędzia<text:line-break/>Rozdział 3: Aplikacja</text:p>
      <text:p text:style-name="P1">Rozdział 4: Rozwiązania</text:p>
      <text:p text:style-name="P1">Rozdział 5: Podsumowanie</text:p>
      <text:p text:style-name="P1">Rozdział 1 skupiono się tu bardziej na ogółach aby można było mieć bardziej powierzchowny obraz aplikacji i tego czego ona dotyczy.</text:p>
      <text:p text:style-name="P1">Rozdział 2 to opis technologii oraz użytych narzędzi. Szczegółowy przedstawienie tego na czym wszystko zostało napisane, co było intuicyjne a co problematyczne w użyciu. </text:p>
      <text:p text:style-name="P1">Rozdział 3 skupi się na bardziej szczegółowym opisie aplikacji, co dokładnie jest w niej możliwe. Część tą potraktować można jako swoisty samouczek, w którym skupiono się na opisie aplikacji od przodu. Przedstawiono tutaj też możliwości rozwoju.</text:p>
      <text:p text:style-name="P1">Rozdział 4 ma na celu ukazanie programistycznej strony aplikacji. Pokazane zostaną tu fragmenty kodu oraz ich wyczerpują deskrypcję, która pomoże w zrozumieniu meandrów działania poszczególnych elementów.</text:p>
      <text:p text:style-name="P1">Rozdział 5 podsumowuje pracę, przedstawiając możliwości dalszego rozwoju. </text:p>
      <text:p text:style-name="P1"/>
      <text:p text:style-name="P1"/>
      <text:p text:style-name="P1">Rozdział 2 Technologie i narzędzia</text:p>
      <text:p text:style-name="P1">2.1 Wstęp</text:p>
      <text:p text:style-name="P1">Dobry wybór technologii oraz narzędzi ma ogromne znaczenie w procesie kreowania aplikacji. W moim projekcie można dostrzec przede wszystkim dużo narzędzi od Microsoftu. Narzędzie tego dewelopera cechują się dużą kompatybilnością, dzięki czemu mogłem w większym stopniu skupić się na używaniu narzędzi a nie na ich implementacji.</text:p>
      <text:p text:style-name="P1">2.2 Technologie</text:p>
      <text:p text:style-name="P1">ASP.NET Core</text:p>
      <text:p text:style-name="P1">Jednym z najważniejszych wyborów przy pisaniu aplikacji webowej jest dobór odpowiednich frameworków. Liczba mnoga nie jest tutaj użyta bez powodu, zazwyczaj dobiera się dwie technologie, jedna zwana też backendem odpowiada za to, czego użytkownik nie zobaczy. „Tył” aplikacji zawiera w sobie obsługę logiki strony. Drugim typem frameworka jest tzw. frontend. Ten z kolei odpowiada za obsługę strony bardziej od strony użytkownika. Tutaj wysyłamy komunikaty do backendu, gdzie obsługiwane są już bardziej programowo.</text:p>
      <text:p text:style-name="P1">To krótkie objaśnienie ma pokazać jak to zazwyczaj wygląda. ASP.NET Core odchodzi od tego schematu. Ma nieco inną strukturę, gdyż zawiera w sobie zarówno front jak i back end. Napisana jest ona przez inżynierów z Microsoft oraz społeczność. Jej pierwsza wersja wydana została 27 czerwca 2016 roku. W aplikacji użyta jest wersja 2.1, głównie ze względu na jej domyślnie wsparcie w używanym środowisku programistycznym Visual Studio 2017. Wspiera on pakiety Nuget, pozwalające mu na rozszerzenie swoich możliwości o dodatkowe funkcje, stworzone zarówno przez firmy jak i pojedynczych programistów. <text:s text:c="1"/>Jedną z <text:s text:c="1"/>bardziej używanych funkcji w moim projekcie jest wzorzec MVC (Model View Controller) oraz Razor Page, czyli oparty na stronach model programowania [1]. </text:p>
      <text:p text:style-name="P1">ASP.NET Core MVC</text:p>
      <text:p text:style-name="P1">MVC to popularny wzorzec projektowy dla aplikacji internetowych. Rozwijając skrót otrzymujemy: Model czyli modele, view oznaczającego widoki oraz controller - kontroler. Główną cechą jest komunikowanie się tych 3 składników. Kontroler odpowiada za odbieranie komunikatów od użytkownika i obsługiwanie ich, wykorzystując do tego model a następnie używając danych z modelu, pokazuje użytkownikowi odpowiedni widok.</text:p>
      <text:p text:style-name="P1">&lt;rysunek1&gt;</text:p>
      <text:p text:style-name="P1">Tworzenie oddzielnych składników od obsłużenia różnych zadań lepiej organizuje strukturę aplikacji. Występuje tutaj ułatwione kodowanie, debugowanie oraz testowanie [2]. <text:s text:c="1"/>ASP.NET Core MVC dodaje do tego wszystkie parę przydanych elementów, które szerzej zostaną opisane w segmencie dotyczącym użytych rozwiązań. </text:p>
      <text:p text:style-name="P1">.NET Core</text:p>
      <text:p text:style-name="P1">ASP.NET Core obsługuje kilka platform programistycznych, w tej pracy inżynierskiej zdecydowano się na wykorzystanie .NET Core w wersji 2.1 oraz język C sharp (C#).</text:p>
      <text:p text:style-name="P1">MSSQL</text:p>
      <text:p text:style-name="P1">Bazy danych są niezwykle istotne w aplikacja skupiających się na przechowywaniu informacji. Spośród rożnych rodzai baz, w projekcie użyto bazy relacyjnej. Do języka zapytań docelowo miał być więc użyty SQL lub jego pochodna. No podstawie tych wymagań do obsługi baz danych idealnie pasowało więc rozwiązania Microsoftu. MSSQL zwany też Microsoft SQL Server. Jest to system zarządzania relacyjną bazą danych, który do zapytań wykorzystuje język Transact-SQL będącego swoistym rozszerzeniem do SQL. Jest on wspierany przez używany przeze mnie IDE Visual Studio 2017.</text:p>
      <text:p text:style-name="P1">SQL Server Management Studio</text:p>
      <text:p text:style-name="P1">Do obsłużenia baz danych oprócz IDE, posłużono się również zintegrowanym środowiskiem do zarządzania MSSQL - SQL Server Managment Studio. W programie tym można było przejrzeć tablice oraz rekordy bazy danych i co najważniejsze stworzyć jej schemat w oparciu o istniejące tablice.</text:p>
      <text:p text:style-name="P1">Entity Framework</text:p>
      <text:p text:style-name="P1">Sama baza danych nie jest wystarczająca, musi ona zostać uzupełniona o dane. Dodawanie ręczne rekordów do zbioru to pierwsze co przychodzi na myśl, lecz wstawianie ich manualnie nie tylko jest żmudne ale i narażone na błędy ludzkie. Aplikacja powinna wstawiać rekordy do bazy automatycznie, a do ułatwienia tego zadania można wspomóc się frameworkiem Entity Framework. Odpowiada on za mapowanie obiektowo-relacyjne, ponieważ pomimo tego że baza jest relacyjna, obiekty w kodzie aplikacji są obiektami, co wynika z obiektowości języka C#. Narzędzie to pomaga łączyć te dwie struktury. Ma ono też wbudowane obsługę użytkowników i ich ról dzięki temu nie trzeba tego robić ręcznie.</text:p>
      <text:p text:style-name="P1">Bootstrap<text:line-break/>Jedną z reguł interfejsu jest aby osoba odwiedzająca stronę powinna na podstawie samego designu mieć odpowiednie pojęcie co do czego służy. Aplikacja internetowa po stronie klienta powinna mieć więc odpowiedni wygląd, który w jasny i prosty sposób przekaże użytkownikowi cel poszczególnych elementów. W tym celu używa się HTML oraz CSS, te jednak znane są ze swoich problemów z użytkowaniem ich. Dlatego też do wyboru mamy rożne narzędzie wspomagające budowę strony, a jednym z popularniejszych jest Bootstrap. Framework ten wspomaga programistę w zaprojektowaniu odpowiedniego wzornictwa strony.</text:p>
      <text:p text:style-name="P1">MailKit<text:line-break/>W aplikacji internetowej, szczególnie takiej która obsługuje użytkowników, potrzebne jest czasem wysłanie maila. Aplikacja w tej pracy inżynierskiej identyfikuje pracowników poprzez ich służbowy, adres mailowy przez co obsługa maili jest niezwykle istotna. W tym celu użyto stosunkowo prostej biblioteki obsługującą pocztę elektroniczną zwaną MailKit. Pozwala wysyłać cyfrowe listy po wpisaniu danych do maila.</text:p>
      <text:p text:style-name="P1"/>
      <text:p text:style-name="P1">2.3 Narzędzia programistyczne </text:p>
      <text:p text:style-name="P1">Visual Studio 2017</text:p>
      <text:p text:style-name="P1">Kontynuując wcześniej wspominany trend używania narzędzi Microsoftu, do pisania kodu użyto popularne IDE - zintegrowane środowisko programistyczne Visual Studio 2017 w darmowej wersji Community. Program ten to swoisty kombajn w którym stworzyć mozna nie tylko aplikacje internetową ale i oprogramowanie konsolowe czy takie z graficznym interfejsem. Visual Studio wspiera natywnie wszystkie wyżej wymienione frameworki jak ASP.NET Core czy MSSQL z Entity Frameworkiem, dzięki czemu nie problemy z kompatybilnością pomiędzy tymi komponentami zmniejszone są do minimum. Oprogramowanie jest własnościowe w przeciwieństwie to użytych technologii, jednakże dostępna jest edycja Community za darmo dla celów niekomercyjnych z myślą o zastosowaniach akademickich.</text:p>
      <text:p text:style-name="P1">Notepad++<text:line-break/>Otwarto-źródłowy notatnik, który w pracy inżynierskiej miał za zadanie wspierać otwieranie mniejszych plików często poza projektowych. Pozwala on na wczytywanie formatów na podstawie rozszerzenia, co czyniło go idealnym dopełnieniem.</text:p>
      <text:p text:style-name="P1">Git</text:p>
      <text:p text:style-name="P1">„Git to nowoczesny, rozproszony system kontroli wersji”. „Głównym zadaniem systemu kontroli wersji jest ułatwienie przeprowadzania operacji synchronizacji plików projektu [.]”. Git w pracy inżynierskiej umożliwił tworzenie gałęzi, które wdrażały nowe funkcjonalności w poszczególnych etapach rozwoju projektu. Zapisywane były poszczególny zmiany zwane też commitami, dzięki czemu przy błędach lub dodaniu czegoś, co ostatecznie nie było potrzebne, można było posiłkować się kontrolą wersji. Projekt przechowywany jest w popularnym hostingowym serwisie GitHub. Do obsługi gita służył zarówno zawarta w aplikację Git konsola jak i pomocne narzędzia w Visual Studio 2017, który natywnie wspiera kontrole wersji. </text:p>
      <text:p text:style-name="P1"/>
      <text:p text:style-name="P1"/>
      <text:p text:style-name="P1">Rozdział 3: Aplikacja</text:p>
      <text:p text:style-name="P1">Jednym z najważniejszych zadań dla programistów jest stworzenie zmyślnie połączonego systemu dla użytkownika. Interfejs i nawigacja po stronie powinny być intuicyjne <text:s text:c="1"/>i proste. Strona już samym wyglądem powinna zakomunikować swoje funkcje i możliwości. W tym punkcie skupiono się <text:s text:c="1"/>na poszczególnych podstronach aplikacji, opisując poszczególne pola. </text:p>
      <text:p text:style-name="P1">W aplikacji występują 3 typy dostępu, pierwszym z nich jest niezalogowany użytkownik. W domyśle jest to widok zarezerwowany dla gości oraz studentów. W tym trybie liczba funkcji jest najbardziej ograniczona. Z racji tego, iż recenzować prace mogą tylko pracownicy uczelni, w domyśle bez odpowiednich uprawnień nie pozwala się gościom na wejście w główne opcje aplikacji. Drugim typem dostępu jest zwykły zalogowany użytkownik. Pracownik po dostaniu odpowiednich danych od administratora jest w stanie zalogować się i korzystać z większości funkcji serwisu. Jest on w stanie skorzystać z typowych ustawień dla stworzonego użytkownika jak zmiana hasła. Ostatnim typem dostępu jest bycie administratorem serwisu. Przy pierwszym kontrolowanym otwarciu strony, administrator zgodnie z zaleceniem programisty, dostaje dostęp do konta administratora. Z tego poziomu możemy tworzyć innych administratorów. Tutaj posiadamy pełnie praw i całkowity dostęp do strony. W tym rozdziale przybliżymy obsługę strony z poziomu gościa, użytkownika oraz administratora wraz z administratorem głównym.</text:p>
      <text:p text:style-name="P1"/>
      <text:p text:style-name="P1">Gość</text:p>
      <text:p text:style-name="P1">W tym segmencie skupiono się nie tylko na samych stronach ale i na ich celach. Spora część wymienionych tu elementów, to nieodłączna część nowoczesnego wzornictwa, niezbędna do prawidłowego zaprojektowania strony internetowej. W przeciwieństwie do innych typów dostępów, ten konkretny jest dla każdego, więc odwiedzając aplikację, użytkownik będzie mógł używać każdego z komponentów w mniejszym lub większym stopniu. Niezależnie czy chce faktycznie skorzystać z głównej funkcji wysyłania zgłoszeń recenzji, czy tylko zobaczyć dostępne opcje.</text:p>
      <text:p text:style-name="P1">Strona Główna</text:p>
      <text:p text:style-name="P1">Po wejściu po raz pierwszy raz na stronę po wcześniejszej skonfigurowaniu jej przez admina, zobaczyć można stronę główną. W języku angielskim nazywa się ją Home Page, co można przetłumaczyć jako strona domowa. Rzut oka na tę stronę, powinien dać użytkownikowi obraz tego, co będzie mógł tutaj zrobić. Odbiorca nie powinien być jednak przytłoczony, zwięzłe i treściwe przedstawienie jest bardziej istotne. Witryna główna to najczęściej odwiedzana strona na pojedynczego użytkownika, więc jej design dla twórców aplikacji internetowych jest niezwykle istotny.</text:p>
      <text:p text:style-name="P1">W tym widoku można zauważyć parę elementów. Jednym z najbardziej rzucających się w oczy jest logo serwisu, przedstawiające herb Politechniki Łódzkiej wraz z polską nazwą strony. Obrazek nie jest klikalny głownie dlatego, że przenosił by w to samo miejsce. Pod nim znaleźć można komunikat z poleceniem wyboru czynności oraz 2 przyciski. Te przyciski mogą zmieniać się w zależności od typu dostępu, ale dla gościa dostępna jest opcja logowania oraz wysłania pracy. Niezależnie co klikniemy zostaniemy aplikacji przeniesie użytkownika na inną stroną, pierwszy do strony logowania, drugi do formularza zgłoszenia pracy.</text:p>
      <text:p text:style-name="P1">Pasek Nawigacyjny </text:p>
      <text:p text:style-name="P1">Mówiąc o stronie, nie można nie wspomnieć o potencjalnie najważniejszym jej elemencie jeśli chodzi o poruszanie się po niej. Pasek nawigacyjny jest nieodłączną częścią każdej prawidłowo zbudowanej strony internetowej. W teorii niepozorny element, ma jedną istotną cechę, jest widoczny na każdej podstronie witryny. Niezależnie od miejsca, na górze zawsze odnajdziemy pasek nawigacyjny. <text:s text:c="1"/>Jego głównym celem jest pomoc użytkownikowi w nawigacji. Za jego pomocą można przejść do prawie każdej strony, a jego zawartość zmienia się w zależności od typu dostępu. Nowe opcje jednak, nie powinny zmieniać dotychczasowego ułożenia linków. Domyślnie na pierwszej pozycji powinien być napis z nazwą aplikacji, który po kliknięciu przeniesie użytkownika do strony głównej. Kolejna opcja „Pracownicy” przesyła do strony z zarejestrowanymi użytkownikami. Następne dwie opcje kopiują funkcjonalności ze strony głównej kolejno „Wyślij pracę”, która przesyła nas do formularza wysłania pracy do recenzji oraz ostatnia opcja dla gości <text:s text:c="1"/>- „Zaloguj się”, która przenosi do strony logowania. Jako że są to najważniejsze opcje dla odwiedzającego, powinien być do nich dostęp z każdej podstrony. Domyślnie logowanie nie jest możliwe bez danych logowania, które przydziela administrator.</text:p>
      <text:p text:style-name="P1">Strona Logowania</text:p>
      <text:p text:style-name="P1">Obsługa modułu użytkownika jest niezwykle istotna dla aplikacji internetowych, które chcą w jakiś sposób ograniczać dostęp. Logowanie umożliwia rozpoznawania użytkowników, pozwalającą wyświetlić odpowiednie informacje z bazy danych. ASP.NET Core zapewnia obsługę identyfikacji w ramach Entity FrameWorku. W celu logowania wymagane są dane w postaci jakiegoś rodzaju identyfikatora, często w formie nazwy użytkownika lub emaila, oraz hasło, które blokuje dostęp do prywatnych danych. Projekt wykorzystuje do identyfikacji adres email oraz hasło. Jeśli użytkownik posiada takie, może je tu wpisać. Przy nieprawidłowych danych wyskoczy ogólny komunikat o błędzie. Aplikacja w zamyśle nie posiada opcji rejestracji, zamiast tego umożliwia ona na wysłanie zgłoszenia.</text:p>
      <text:p text:style-name="P1">Strona Zgłoszenia Użytkownika</text:p>
      <text:p text:style-name="P1">Zamysł strony pozwala rejestrować użytkowników tylko administratorowi. Jeżeli jednak konta nie ma w systemie, pracownik uczelni może na powyższej stronie wysłać zgłoszenie. Wpisując tu w odpowiednie pola swój mail, imię z nazwiskiem oraz wybierając wydział z listy. Zgłoszenie to powędruje do administratora serwisu, który to będzie mógł zarejestrować brakującego użytkownika.</text:p>
      <text:p text:style-name="P1">Strona Pracownicy</text:p>
      <text:p text:style-name="P1">Na tej stronie odwiedzający może zobaczyć listę obecnych w bazie pracowników. Każdy zarejestrowany jest automatycznie dodawany i wyświetlany na tej podstronie. Co ważne jeśli danego pracownika nie można tutaj znaleźc, nie będzie możliwe wysłanie zgłoszenia na podany mail. Warto zawczasu więc sprawdzić czy recenzent znajduje się już w bazie. Dostępna jest tutaj wyszukiwarka, która szuka danego tekstu w każdej kolumnie, ale można też użyć domyślnego szukania w przeglądarce skrótem control+F.</text:p>
      <text:p text:style-name="P1">Strona Formularza</text:p>
      <text:p text:style-name="P1">Główna funkcja dostępna dla odwiedzającego, skierowana dla studentów uczelni. Można tutaj wysłać pracę dyplomową i zgłoszenie odnośnie jej recenzji. W domyśle wysyłamy w zgłoszeniu abstrakt, w celu identyfikacji, pełny dokument wysyłamy natomiast na adres mailowy. Na samej stronie znajduje się kilka pól do wypełnienia. Tytuł oznacza tytuł pracy dyplomowej. Typ pracy określa czy rodzaj pracy, gdzie znajdziemy: inżynierską, licencjacką, magisterską oraz podyplomową. Wybór ten określa dokładny wzór recenzji, gdyż na wielu uczelniach poszczególne prace mają inne formularze dla recenzentów. Pole z krótkim opisem zarezerwowane jest na abstrakt, który powinienem znaleźć się w każdej pracy. „Twój mail” pozwala odwiedzającemu wpisać swój adres mailowy. Na podana tutaj skrzynkę będą przychodzić wiadomości powiadamiające, od linku z widokiem recenzji naszej pracy po zawiadomienie o zakończeniu oceniania przez recenzentów. Wraz z polem mail, znaleźć można pole z wydziałem, które ma pomóc zidentyfikować studenta i jego pracę. Ostatnie dwa pola to odpowiednio mail opiekuna i recenzenta. Podanym tutaj użytkownikom zostanie wysłane zgłoszenie. Nim formularz zostanie wysłany, aplikacja dokona walidacji danych. Przeprowadzone operacje zostaną dokładnie opisane w części programowej. Istotnym jest, iż z wyjątkiem pola maila recenzenta, każde pole jest wymagane, a nawet owe pole znika przy wybraniu odpowiedniego rodzaju pracy. Jeśli walidacja pól się nie uda, strona o tym poinformuje odpowiednim komunikatem. W przypadku prawidłowego wpisania danych, zostaniemy przeniesieni na główną stronę, a na maila podanego w polu „Twój Mail” przyjdzie wiadomość z linkiem.</text:p>
      <text:p text:style-name="P1">Strona Widoku Recenzji</text:p>
      <text:p text:style-name="P1">Ta podstrona różni się nieco od reszty, bo o ile jest ona dostępna dla niezalogowanego, to musi on posiadać specjalny link. </text:p>
      <text:p text:style-name="P1">Adres ten zawiera w sobie 2 ważne części. 1 to specjalny identyfikator którego można zobaczyć jako rezultat prawidłowego formularza. Istotną jest druga część - jest to specjalne hasło, które to dostajemy w adresie URL zawartym w mailu powiadamiającym o stworzeniu formularza. Hasło to ma na celu uniemożliwienie przeglądania osobom postronnym w tym pracownikom. Recenzenci również posiadają pierwszą część linku i bez hasła, mogliby zobaczyć pracę opiekuna lub opiekun recenzenta. Poszczególne pola w widoku mogą się różnić, więc opisane zostaną te widoczne na każdym wzorze. Pierwsze pole zawiera identyfikator, następne z kolei tytuł pracy dyplomowej. Następnie zauważyć można 1 lub 2 przyciski. Odsłaniają one formularz opiekuna lub recenzenta, a ich ponownie kliknięcie chowa je. W odsłoniętym wzorze istotny jest mail recenzenta/opiekuna, sam formularz, który będzie się różnił zależnie od typu pracy, oraz merytoryczna i końcowa ocena.</text:p>
      <text:p text:style-name="P1">Strona Błędu</text:p>
      <text:p text:style-name="P1">Strona, która wyświetla się gdy aplikacja napotka jakiś problem. Jest to ogólny komunikat błędu, który dotyczy przede wszystkim błędnego wpisania linku do widoku recenzji.</text:p>
      <text:p text:style-name="P1">Strona Polityka Cookies</text:p>
      <text:p text:style-name="P1">Ostatnią stroną w trybie gościa/studenta to to witryna zawierająca Politykę Cookies, przedstawia one odpowiednie prawną dokumentację wykorzystywania plików w przeglądarce. Dzięki nim strona pamięta np. zalogowanym użytkowniku. Zawiadomienie to wyskoczy przy pierwszym uruchomieniu strony na konkretnej przeglądarce i po zatwierdzeniu, nie powinno się już wyświetlać.</text:p>
      <text:p text:style-name="P1"/>
      <text:p text:style-name="P1">Użytkownik</text:p>
      <text:p text:style-name="P1">Aby uzyskać ten tryb dostępu, wymagane jest zalogowanie się za pomocą odpowiednich danych. Można to zrobić używając linku „Zaloguj się” z paska nawigacji, na głównej stronie, lub posiadając link do strony, która nie jest normalnie dostępna dla odwiedzającego - zamiast się do niej dostać, użytkownik przeniesiony zostanie do witryny logowania. Jest to tryb przeznaczony dla pracowników uczelni i aby zalogować się, musimy dostać dane logowania od administratora, lub poprosić o nie przez wcześniej wspominaną stronę zgłoszenia użytkownika. Wejście na poniższe strony nie będąc zalogowanym, ale posiadając odpowiedni, przenosi odwiedzającego do witryny z logowaniem, a zalogowanie się do wcześniej wpisanej podstrony. W tym segmencie skupiono się na delikatnych zmianach w istniejących już wcześniej stronach oraz na zupełnie nowych. </text:p>
      <text:p text:style-name="P1">Zmiany</text:p>
      <text:p text:style-name="P1">Pasek Nawigacyjny</text:p>
      <text:p text:style-name="P1">Na pasku po zalogowaniu, link do logowania zostaje zastąpiony <text:s text:c="1"/>i przeniesiony na sam koniec jako opcja „Wyloguj się”. Użytkownik dostaje dwie nowe opcje. Pierwszą jest jego unikalna nazwa użytkownika, która przenosi do zmiany hasła. Druga to natomiast „Recenzje”, przekierowująca pracownika do listy zgłoszeń.</text:p>
      <text:p text:style-name="P1">Strona Główna</text:p>
      <text:p text:style-name="P1">Tutaj zauważyć można zmianę przycisku „Zaloguj się”, który obecnie ma wpisaną wartość „Recenzje”, przenoszącą pracownika do listy zgłoszeń.</text:p>
      <text:p text:style-name="P1">Strona Formularza</text:p>
      <text:p text:style-name="P1">Pole z mailem, będzie już uzupełnione na podstawie maila zalogowanego użytkownika.</text:p>
      <text:p text:style-name="P1"/>
      <text:p text:style-name="P1">Strona Ustawienia</text:p>
      <text:p text:style-name="P1">Tutaj użytkownik może zmienić hasło do swojego konta. W pola trzeba wpisać swoje dotychczasowe hasło, w dwóch następnych nowe hasło oraz jego potwierdzenie. Przycisk „Zmień hasło” wyśle odpowiednie zapytanie i przy sukcesie nastąpi przekierowanie do strony głównej, na której ujrzeć można komunikat sukcesu. Błędna walidacja nie przeniesie użytkownika i pokaże mu komunikat błędu.</text:p>
      <text:p text:style-name="P1">Strona Recenzje</text:p>
      <text:p text:style-name="P1">Centrum działań użytkownika. Na tej stronie można znaleźć zgłoszenia studentów oraz archiwalne recenzje. Na pierwszy plan wychodzi lista ze zgłoszeniami oraz przycisk Archiwa. Lista może być oczywiście pusta, natomiast jeśli znajdą się w niej jakieś dane - odpowiednie kolumny opiszą je. Pole „Student” wyświetla jego dane w postaci imienia i nazwiska oraz adresu mailowego, który docelowo powinien zawierać również jego indeks. Tytuł recenzji oraz Typ zawierającą dane odnośnie samej pracy dyplomowej, które student wypełnił przy składaniu formularza. Status daje pracownikowi informację czy recenzje jest już przejrzana czy też nie. Data utworzenia zawiera datę wysłania formularza przez studenta. Dwie nastepne kolumny zawierają w sobie specjalne funkcje. Pierwsza z ikonką edycji, przenosi użytkownika do formularza edycji recenzji, druga zaś pozwala mu na zakończenie oceniania. Kliknięcie w nagłówki kolumn pozwala sortować listę.</text:p>
      <text:p text:style-name="P1">Przycisk Archiwa odsłania drugą tablicę, która zawiera w sobie ocenione już wcześniej prace. Można tam dostrzec małe zmiany w stosunku do pierwszej tabelki. Data utworzenia zmienia się na datę zakończenia oceniania recenzji. W miejscu dwóch ikonek jest teraz jedna, która pozwala na przejrzenie formularza.</text:p>
      <text:p text:style-name="P1">Strona Edycji Formularza</text:p>
      <text:p text:style-name="P1">Witryna na której pracownik może podjąć się oceny pracy inżynierskiej przez jej recenzje. Domyślnie mamy 3 wzory, nie oddają one faktycznych z Politechniki Łódzkiej, ale ich większa ilość ma pokazać do czego zdolny jest prototyp. Na formularzu oprócz pól do ocen, znaleźć można pola, które znajdują się w każdym formularzu. Podobnie jak w możliwości przejrzenia recenzji przez studenta, jest tutaj pole z tytułem pracy. Dodatkowe pola to natomiast „Dane Studenta” zawierające jego imię, nazwisko oraz mail z indeksem. Występuje też tutaj abstrakt, zatytułowany jako „Wstęp”. Następnie zauważyć można sam formularz z pytaniami i odpowiedziami. Na samym dole przyciski „Zapisz” - zapisujące obecne zmiany; „Cofnij” wracający do listy zgłoszeń; „Drukuj” otwierający okno drukowania przeglądarki; „Zakończ ocenienia” otwierający okno alertu, <text:s text:c="1"/>którego potwierdzenie, zakończy ocenianie i uniemożliwi dalszą edycję. Innym rezultatem sfinalizowania recenzji będzie może być wrzucenie recenzji do archiwum. Jest to jednak zależne od tego czy druga osoba w postaci recenzenta/opiekuna również ukończyła wystawienie opinii. Jeśli tego nie zrobiła, recenzja trawi do archiwum, gdy już to zrobi. Formularze skupiające się na więcej niż prostych polach tekstowych zostaną opisane w części rozwiązaniowej.</text:p>
      <text:p text:style-name="P1"/>
      <text:p text:style-name="P1">Administrator</text:p>
      <text:p text:style-name="P1">Ten dostęp dzieli się na 2 typy. Najważniejszy użytkownik to tzw. Administrator Główny. To najważniejsze konto posiadające wszystkie możliwości, konto to nie jest wpisane do listy pracowników co oznacza że nie może ono przyjmować zgłoszeń. Ma ono jednak dostęp do każdego z nich, mogąc je zarówno przejrzeć jak i zedytować. 2 typ to zwyczajny administrator. </text:p>
      <text:p text:style-name="P1">Główny administrator to konto, które zostaje stworzone na przez programistę na dany przez klienta mail. Aktywuje się ono przy pierwszym uruchomieniu, wysyłając na pocztę elektroniczną hasło i login. Po tym administrator może rejestrować użytkowników. Domyślnie nie ma odwiedzający nie ma funkcji rejestracji i tylko administratorzy mogą takowe utworzyć, jednakże można wysłać zgłoszenie braku konta poprzez Stronę Zgłoszenia Użytkownika. Przy tworzeniu użytkownika można nadać mu rolę administratora. Konta takie mają dostęp do stron, na których mogą robić raporty pracownicze czy resetować hasła pracownikom. Podobnie jak poprzednio pobieżnie zostaną opisane zmiany w dotychczasowych elementach strony by następnie przejść do nowych komponentów. Dostanie się do stron przeznaczonych dla administratora skutkuje przeniesieniem nasz do strony błędów z komunikatem o braku uprawnień gdy pracownik jest zalogowany, lub gdy nie jest - przeniesieniem do witryny logowania.</text:p>
      <text:p text:style-name="P1">Zmiany</text:p>
      <text:p text:style-name="P1">Pasek Nawigacyjny</text:p>
      <text:p text:style-name="P1">Pasek ma w trybie administratora dwie nowe opcje w stosunku do zalogowanego pracownika. Pierwsza to Rejestruj, która umożliwia rejestrowanie nowych użytkowników, przenosząc do odpowiedniej podstrony. Druga to panel administratora, gdzie znajduje się duża część nowych funkcjonalności.</text:p>
      <text:p text:style-name="P1"/>
      <text:p text:style-name="P1">Strona Rejestracji</text:p>
      <text:p text:style-name="P1">Rejestrowanie pracowników jest możliwe właśnie na tej podstronie. Wszystkie pola są wymagane, a ich nie wpisanie skutkuje komunikatem o błędnie wprowadzonych danych. W odpowiednie pola administrator musi wpisać: nazwę użytkownika, jego mail, imię i nazwisko, stopień naukowy oraz jego wydział. Następnie nadać lub nie uprawnienia administratora. Na końcu wymagane jest hasło. Jeśli nie chcemy znać hasła użytkownika, istnieje opcja wygenerowania hasła. Dane te łącznie z hasłem zostaną wysłane na podany mail. Po zarejestrowaniu, nowy pracownik powinien automatycznie dodać się na listę pracowników dostępną w pasku nawigacji.</text:p>
      <text:p text:style-name="P1">Panel Administratora</text:p>
      <text:p text:style-name="P1">W panelu znaleźć można główne funkcje administratorskie. Na pierwszy plan wychodzi lista użytkowników. W tabeli tej będzie brakowało konta zalogowanego użytkownika by ten nie mógł się usunąć. W kolumnach możemy znaleźć podstawowe dane w postaci imienia i nazwiska, wydział oraz mail. Dwie ikony na końcu umożliwiają kolejno reset hasła i usunięcie konta. Na górze dwa przyciski rozwijają odpowiadające im pola.</text:p>
      <text:p text:style-name="P1">- Przycisk „Zgłoszenia” odsłania <text:s text:c="1"/>tablicę ze zgłoszeniami użytkowników. Naciskając plus, aplikacja przechodzi do strony rejestracji automatycznie wpisując odpowiednie dane w polach. Przycisk „x” usuwa zgłoszenie.</text:p>
      <text:p text:style-name="P1">- Przycisk „Raporty Pracownicze” ukazuje wybór dwa pola pozwalające wybrać datę startową i końcową. Wybranie ich i zaakceptowanie przyciskiem przekierowuje na stronę z raportami pracowniczymi.</text:p>
      <text:p text:style-name="P1">Strona Raporty Pracownicze</text:p>
      <text:p text:style-name="P1">Witryna dostępna jest tylko po wcześniejszym wpisaniu w panelu administratora dat. Tutaj można uzyskać raport dotyczący zakończonych i ocenionych recenzji na przestrzeni wybranych dni. Strona powinna wyświetlić tablice z 6 kolumnami oznaczających:</text:p>
      <text:p text:style-name="P1">- Opiekun/Recenzent - kolumna zawierająca ich imiona i nazwiska.</text:p>
      <text:p text:style-name="P1">- Ocena - oceny wystawione kolejno przez opiekuna <text:s text:c="1"/>i recenzenta.</text:p>
      <text:p text:style-name="P1">- Student - mail studenta</text:p>
      <text:p text:style-name="P1">- Data Zakończenia - data wystawienia finalnej oceny.</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